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Avenir Next" svg:font-family="'Avenir Next'" style:font-pitch="variable"/>
    <style:font-face style:name="AndaleMono" svg:font-family="AndaleMon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Avenir Next" fo:font-weight="bold" officeooo:rsid="00113da3" officeooo:paragraph-rsid="00113da3" style:font-weight-asian="bold" style:font-weight-complex="bold"/>
    </style:style>
    <style:style style:name="P2" style:family="paragraph" style:parent-style-name="Standard">
      <style:text-properties style:font-name="Avenir Next" officeooo:rsid="00113da3" officeooo:paragraph-rsid="00113da3"/>
    </style:style>
    <style:style style:name="P3" style:family="paragraph" style:parent-style-name="Standard">
      <style:paragraph-properties fo:text-align="center" style:justify-single-word="false"/>
      <style:text-properties style:font-name="Avenir Next" fo:font-size="14pt" style:text-underline-style="solid" style:text-underline-width="auto" style:text-underline-color="font-color" fo:font-weight="bold" officeooo:rsid="00113da3" officeooo:paragraph-rsid="00113da3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venir Next" fo:font-size="14pt" style:text-underline-style="none" fo:font-weight="normal" officeooo:rsid="00113da3" officeooo:paragraph-rsid="00113da3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solid" style:text-underline-width="auto" style:text-underline-color="font-color" fo:font-weight="normal" officeooo:rsid="00144904" officeooo:paragraph-rsid="00144904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14f9f" officeooo:paragraph-rsid="0026c843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70c0f" officeooo:paragraph-rsid="0029a17c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13da3" officeooo:paragraph-rsid="00113da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13da3" officeooo:paragraph-rsid="0014490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14f9f" officeooo:paragraph-rsid="00214f9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14f9f" officeooo:paragraph-rsid="00270c0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70c0f" officeooo:paragraph-rsid="00270c0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70c0f" officeooo:paragraph-rsid="0029a17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bold" officeooo:rsid="00144904" officeooo:paragraph-rsid="00113da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bold" officeooo:rsid="00144904" officeooo:paragraph-rsid="0029a17c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venir Next" fo:font-size="12pt" style:text-underline-style="solid" style:text-underline-width="auto" style:text-underline-color="font-color" fo:font-weight="normal" officeooo:rsid="001a8837" officeooo:paragraph-rsid="001a8837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venir Next" fo:font-size="12pt" style:text-underline-style="solid" style:text-underline-width="auto" style:text-underline-color="font-color" fo:font-weight="bold" officeooo:rsid="00113da3" officeooo:paragraph-rsid="00113da3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venir Next" fo:font-size="12pt" style:text-underline-style="solid" style:text-underline-width="auto" style:text-underline-color="font-color" fo:font-weight="bold" officeooo:rsid="00113da3" officeooo:paragraph-rsid="0024baa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bold" officeooo:rsid="00214f9f" officeooo:paragraph-rsid="0026c843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bold" officeooo:rsid="00214f9f" officeooo:paragraph-rsid="002b4b42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14f9f" officeooo:paragraph-rsid="00270c0f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2b4b42" officeooo:paragraph-rsid="002b4b42" style:font-size-asian="10.5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officeooo:paragraph-rsid="00113da3"/>
    </style:style>
    <style:style style:name="P24" style:family="paragraph" style:parent-style-name="Standard">
      <style:paragraph-properties fo:text-align="start" style:justify-single-word="false"/>
      <style:text-properties officeooo:paragraph-rsid="0029a17c"/>
    </style:style>
    <style:style style:name="P25" style:family="paragraph" style:parent-style-name="Standard">
      <style:paragraph-properties fo:text-align="start" style:justify-single-word="false"/>
      <style:text-properties fo:font-style="normal" officeooo:paragraph-rsid="0026c843" style:font-style-asian="normal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2b4b42" officeooo:paragraph-rsid="002b4b42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bold" officeooo:rsid="001e0c0c" officeooo:paragraph-rsid="0029a17c" style:font-size-asian="10.5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bold" officeooo:rsid="00234b9f" officeooo:paragraph-rsid="002d7566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6c843" officeooo:paragraph-rsid="0026c843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6c843" officeooo:paragraph-rsid="0029a17c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70c0f" officeooo:paragraph-rsid="00270c0f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14f9f" officeooo:paragraph-rsid="00214f9f" style:font-size-asian="10.5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bold" officeooo:rsid="001e0c0c" officeooo:paragraph-rsid="002db578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14f9f" officeooo:paragraph-rsid="00214f9f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officeooo:paragraph-rsid="0029a17c"/>
    </style:style>
    <style:style style:name="P36" style:family="paragraph" style:parent-style-name="Standard">
      <style:paragraph-properties fo:text-align="start" style:justify-single-word="false"/>
      <style:text-properties officeooo:paragraph-rsid="00270c0f"/>
    </style:style>
    <style:style style:name="P37" style:family="paragraph" style:parent-style-name="Standard">
      <style:paragraph-properties fo:text-align="start" style:justify-single-word="false"/>
      <style:text-properties officeooo:paragraph-rsid="00214f9f"/>
    </style:style>
    <style:style style:name="P38" style:family="paragraph" style:parent-style-name="Standard">
      <style:paragraph-properties fo:text-align="start" style:justify-single-word="false"/>
      <style:text-properties officeooo:paragraph-rsid="002db578"/>
    </style:style>
    <style:style style:name="T1" style:family="text">
      <style:text-properties officeooo:rsid="0018bf96"/>
    </style:style>
    <style:style style:name="T2" style:family="text">
      <style:text-properties style:font-name="Avenir Next" fo:font-size="12pt" style:text-underline-style="none" fo:font-weight="normal" officeooo:rsid="00214f9f" style:font-size-asian="10.5pt" style:font-weight-asian="normal" style:font-size-complex="12pt" style:font-weight-complex="normal"/>
    </style:style>
    <style:style style:name="T3" style:family="text">
      <style:text-properties style:font-name="Avenir Next" fo:font-size="12pt" style:text-underline-style="none" fo:font-weight="normal" officeooo:rsid="00227b5b" style:font-size-asian="10.5pt" style:font-weight-asian="normal" style:font-size-complex="12pt" style:font-weight-complex="normal"/>
    </style:style>
    <style:style style:name="T4" style:family="text">
      <style:text-properties style:font-name="Avenir Next" fo:font-size="12pt" style:text-underline-style="none" fo:font-weight="normal" officeooo:rsid="0026c843" style:font-size-asian="10.5pt" style:font-weight-asian="normal" style:font-size-complex="12pt" style:font-weight-complex="normal"/>
    </style:style>
    <style:style style:name="T5" style:family="text">
      <style:text-properties style:font-name="Avenir Next" fo:font-size="12pt" style:text-underline-style="none" fo:font-weight="normal" officeooo:rsid="00270c0f" style:font-size-asian="10.5pt" style:font-weight-asian="normal" style:font-size-complex="12pt" style:font-weight-complex="normal"/>
    </style:style>
    <style:style style:name="T6" style:family="text">
      <style:text-properties style:font-name="Avenir Next" fo:font-size="12pt" style:text-underline-style="none" fo:font-weight="normal" officeooo:rsid="001ad3c0" style:font-size-asian="10.5pt" style:font-weight-asian="normal" style:font-size-complex="12pt" style:font-weight-complex="normal"/>
    </style:style>
    <style:style style:name="T7" style:family="text">
      <style:text-properties style:font-name="Avenir Next" fo:font-size="12pt" style:text-underline-style="none" fo:font-weight="normal" officeooo:rsid="002d0738" style:font-size-asian="10.5pt" style:font-weight-asian="normal" style:font-size-complex="12pt" style:font-weight-complex="normal"/>
    </style:style>
    <style:style style:name="T8" style:family="text">
      <style:text-properties style:font-name="Avenir Next" fo:font-size="12pt" style:text-underline-style="none" fo:font-weight="normal" officeooo:rsid="002ebc2d" style:font-size-asian="10.5pt" style:font-weight-asian="normal" style:font-size-complex="12pt" style:font-weight-complex="normal"/>
    </style:style>
    <style:style style:name="T9" style:family="text">
      <style:text-properties style:font-name="Avenir Next" fo:font-size="12pt" style:text-underline-style="none" fo:font-weight="normal" officeooo:rsid="00339f1b" style:font-size-asian="10.5pt" style:font-weight-asian="normal" style:font-size-complex="12pt" style:font-weight-complex="normal"/>
    </style:style>
    <style:style style:name="T10" style:family="text">
      <style:text-properties style:font-name="Avenir Next" fo:font-size="12pt" style:text-underline-style="none" fo:font-weight="bold" officeooo:rsid="00144904" style:font-size-asian="10.5pt" style:font-weight-asian="bold" style:font-size-complex="12pt" style:font-weight-complex="bold"/>
    </style:style>
    <style:style style:name="T11" style:family="text">
      <style:text-properties style:font-name="Avenir Next" fo:font-size="12pt" style:text-underline-style="none" fo:font-weight="bold" officeooo:rsid="002d0738" style:font-size-asian="10.5pt" style:font-weight-asian="bold" style:font-size-complex="12pt" style:font-weight-complex="bold"/>
    </style:style>
    <style:style style:name="T12" style:family="text">
      <style:text-properties style:font-name="Avenir Next" fo:font-size="12pt" style:text-underline-style="solid" style:text-underline-width="auto" style:text-underline-color="font-color" fo:font-weight="bold" officeooo:rsid="00113da3" style:font-size-asian="10.5pt" style:font-weight-asian="bold" style:font-size-complex="12pt" style:font-weight-complex="bold"/>
    </style:style>
    <style:style style:name="T13" style:family="text">
      <style:text-properties style:font-name="Avenir Next" fo:font-size="12pt" style:text-underline-style="solid" style:text-underline-width="auto" style:text-underline-color="font-color" fo:font-weight="bold" officeooo:rsid="0024baa4" style:font-size-asian="10.5pt" style:font-weight-asian="bold" style:font-size-complex="12pt" style:font-weight-complex="bold"/>
    </style:style>
    <style:style style:name="T14" style:family="text">
      <style:text-properties style:font-name="Avenir Next" fo:font-size="12pt" fo:font-style="normal" style:text-underline-style="none" fo:font-weight="bold" officeooo:rsid="001e0c0c" style:font-size-asian="10.5pt" style:font-style-asian="normal" style:font-weight-asian="bold" style:font-size-complex="12pt" style:font-style-complex="normal" style:font-weight-complex="bold"/>
    </style:style>
    <style:style style:name="T15" style:family="text">
      <style:text-properties style:font-name="Avenir Next" fo:font-size="12pt" fo:font-style="normal" style:text-underline-style="none" fo:font-weight="bold" officeooo:rsid="002d0738" style:font-size-asian="10.5pt" style:font-style-asian="normal" style:font-weight-asian="bold" style:font-size-complex="12pt" style:font-style-complex="normal" style:font-weight-complex="bold"/>
    </style:style>
    <style:style style:name="T16" style:family="text">
      <style:text-properties style:font-name="Avenir Next" fo:font-size="12pt" fo:font-style="normal" style:text-underline-style="none" fo:font-weight="bold" officeooo:rsid="00144904" style:font-size-asian="10.5pt" style:font-style-asian="normal" style:font-weight-asian="bold" style:font-size-complex="12pt" style:font-style-complex="normal" style:font-weight-complex="bold"/>
    </style:style>
    <style:style style:name="T17" style:family="text">
      <style:text-properties style:font-name="Avenir Next" fo:font-size="12pt" fo:font-style="normal" style:text-underline-style="none" fo:font-weight="bold" officeooo:rsid="00348670" style:font-size-asian="10.5pt" style:font-style-asian="normal" style:font-weight-asian="bold" style:font-size-complex="12pt" style:font-style-complex="normal" style:font-weight-complex="bold"/>
    </style:style>
    <style:style style:name="T18" style:family="text">
      <style:text-properties officeooo:rsid="001e0c0c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26c843" style:font-weight-asian="bold" style:font-weight-complex="bold"/>
    </style:style>
    <style:style style:name="T21" style:family="text">
      <style:text-properties officeooo:rsid="0024baa4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29a17c" style:font-style-asian="normal" style:font-style-complex="normal"/>
    </style:style>
    <style:style style:name="T24" style:family="text">
      <style:text-properties fo:font-style="normal" officeooo:rsid="002d0738" style:font-style-asian="normal" style:font-style-complex="normal"/>
    </style:style>
    <style:style style:name="T25" style:family="text">
      <style:text-properties fo:font-style="normal" officeooo:rsid="00144904" style:font-style-asian="normal" style:font-style-complex="normal"/>
    </style:style>
    <style:style style:name="T26" style:family="text">
      <style:text-properties officeooo:rsid="0026c843"/>
    </style:style>
    <style:style style:name="T27" style:family="text">
      <style:text-properties officeooo:rsid="00144904"/>
    </style:style>
    <style:style style:name="T28" style:family="text">
      <style:text-properties officeooo:rsid="0029a17c"/>
    </style:style>
    <style:style style:name="T29" style:family="text">
      <style:text-properties officeooo:rsid="002b4b42"/>
    </style:style>
    <style:style style:name="T30" style:family="text">
      <style:text-properties officeooo:rsid="002d0738"/>
    </style:style>
    <style:style style:name="T31" style:family="text">
      <style:text-properties officeooo:rsid="0030aa48"/>
    </style:style>
    <style:style style:name="T32" style:family="text">
      <style:text-properties officeooo:rsid="00339f1b"/>
    </style:style>
    <style:style style:name="T33" style:family="text">
      <style:text-properties officeooo:rsid="003486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iri Chow (#40003396)</text:p>
      <text:p text:style-name="P1">COMP 479</text:p>
      <text:p text:style-name="P1">Fall ‘20</text:p>
      <text:p text:style-name="P2"/>
      <text:p text:style-name="P3">Project #1</text:p>
      <text:p text:style-name="P4"/>
      <text:p text:style-name="P5">Using Python3</text:p>
      <text:p text:style-name="P4"/>
      <text:p text:style-name="P17">Step #1 – Reading the Reuter’s collection</text:p>
      <text:p text:style-name="P17">(block-1-reader.py)</text:p>
      <text:p text:style-name="P14"/>
      <text:p text:style-name="P22">Tested Commands</text:p>
      <text:p text:style-name="P15">python3 ./block-1-reader.py --path reuters21578</text:p>
      <text:p text:style-name="P24"><text:span text:style-name="T10">python3 ./block-1-reader.py --path reuters21578 -o </text:span><text:span text:style-name="T11">collection</text:span><text:span text:style-name="T10">.json</text:span></text:p>
      <text:p text:style-name="P15"/>
      <text:p text:style-name="P12">============================================================</text:p>
      <text:p text:style-name="P12">Input: <text:span text:style-name="T27">reuters21578 </text:span>(Corpus’ path)</text:p>
      <text:p text:style-name="P36"><text:span text:style-name="T5">Output: </text:span><text:span text:style-name="T7">Creates a JSON file of the entire collection of </text:span><text:span text:style-name="T5">SGM </text:span><text:span text:style-name="T6">000 </text:span><text:span text:style-name="T7">to</text:span><text:span text:style-name="T6"> 021</text:span><text:span text:style-name="T5"> data as a string.</text:span></text:p>
      <text:p text:style-name="P13">============================================================</text:p>
      <text:p text:style-name="P9">- <text:span text:style-name="T1">Changing directory to /reuters21578 to scan for .sgm files.</text:span></text:p>
      <text:p text:style-name="P9">- open(file_name,'r', errors='ignore'): <text:span text:style-name="T1">Opening files but set errors parameter to ignore due to unicode issue in sgm17.</text:span></text:p>
      <text:p text:style-name="P16">Error: </text:p>
      <text:p text:style-name="P16">UnicodeDecodeError: 'utf-8' codec can't decode byte 0xfc in position 1519554: invalid start byte</text:p>
      <text:p text:style-name="P16"/>
      <text:p text:style-name="P8"/>
      <text:p text:style-name="P17">Step #2 – Extracting the raw text of each article from the corpus </text:p>
      <text:p text:style-name="P17">(block-2-document-segmenter.py)</text:p>
      <text:p text:style-name="P32"/>
      <text:p text:style-name="P22">Tested Commands</text:p>
      <text:p text:style-name="P28">python3 <text:span text:style-name="T18">./block-2-document-segmenter.py -i </text:span><text:span text:style-name="T30">collection</text:span><text:span text:style-name="T27">.json</text:span></text:p>
      <text:p text:style-name="P38"><text:span text:style-name="T14">python3 ./block-2-document-segmenter.py -i </text:span><text:span text:style-name="T15">collection</text:span><text:span text:style-name="T16">.json</text:span><text:span text:style-name="T14"> -o </text:span><text:span text:style-name="T17">documents</text:span><text:span text:style-name="T14">.json</text:span></text:p>
      <text:p text:style-name="P33">python3 ./block-1-reader.py --path reuters21578 | python3 ./block-2-document-segmenter.py -o documents.json</text:p>
      <text:p text:style-name="P27"/>
      <text:p text:style-name="P12">============================================================</text:p>
      <text:p text:style-name="P37"><text:span text:style-name="T2">- Input: </text:span><text:span text:style-name="T8">collection</text:span><text:span text:style-name="T2">.json contains all the documents </text:span><text:span text:style-name="T8">or pipelined stdin data from</text:span></text:p>
      <text:p text:style-name="P37"><text:span text:style-name="T2">- Output: Creates </text:span><text:span text:style-name="T8">a</text:span><text:span text:style-name="T2"> </text:span><text:span text:style-name="T8">JSON file</text:span><text:span text:style-name="T2"> with </text:span><text:span text:style-name="T8">5 documents</text:span><text:span text:style-name="T2">.</text:span></text:p>
      <text:p text:style-name="P12">============================================================</text:p>
      <text:p text:style-name="P10"/>
      <text:p text:style-name="P10">- <text:span text:style-name="T19">**BeautifulSoup must be installed to parse the documents.</text:span></text:p>
      <text:p text:style-name="P10"><text:soft-page-break/>- replace("reuters", "REUTERS") is used to satisfied the assert &lt;REUTERS&gt; since html parser lower-cases the tags.</text:p>
      <text:p text:style-name="P10">- find_all('reuters',limit=5): <text:span text:style-name="T32">P</text:span>arse 5 documents as for the output required.</text:p>
      <text:p text:style-name="P10">- sys.stdin.isatty(): <text:span text:style-name="T32">C</text:span><text:span text:style-name="T31">heck if stdin filestream is being used.</text:span></text:p>
      <text:p text:style-name="P10">- sys.stdin.read(): <text:span text:style-name="T32">R</text:span><text:span text:style-name="T31">ead the pipelined data</text:span></text:p>
      <text:p text:style-name="P24"><text:span text:style-name="T2">- str(</text:span><text:span text:style-name="T3">document</text:span><text:span text:style-name="T2">): </text:span><text:span text:style-name="T9">C</text:span><text:span text:style-name="T2">hange the “tag” object to “string”</text:span></text:p>
      <text:p text:style-name="P24"><text:span text:style-name="T3">- enumerate(documents): </text:span><text:span text:style-name="T9">Used to iterate but keep an index variable</text:span></text:p>
      <text:p text:style-name="P8"/>
      <text:p text:style-name="P23"><text:span text:style-name="T12">Step #3 – </text:span><text:span text:style-name="T13">Extraction</text:span></text:p>
      <text:p text:style-name="P18">(block-3-extractor.py)</text:p>
      <text:p text:style-name="P8"/>
      <text:p text:style-name="P6">- Pipeline is currently broken. An input is needed or the “INPUT_STRUCTURE” which is a generator won’t be able to open.</text:p>
      <text:p text:style-name="P6"/>
      <text:p text:style-name="P22">Tested Commands</text:p>
      <text:p text:style-name="P20">python3 ./block-3-extractor.py -i document<text:span text:style-name="T29">0</text:span>.json</text:p>
      <text:p text:style-name="P19">python3 ./block-3-extractor.py -i document<text:span text:style-name="T29">0</text:span>.json -o article<text:span text:style-name="T29">0</text:span>.json </text:p>
      <text:p text:style-name="P6"/>
      <text:p text:style-name="P7">============================================================</text:p>
      <text:p text:style-name="P25"><text:span text:style-name="T2">- Input: </text:span><text:span text:style-name="T4">document0</text:span><text:span text:style-name="T2">.json </text:span><text:span text:style-name="T4">contains exactly one document</text:span></text:p>
      <text:p text:style-name="P29">- Output: A dictionary with ID and Text</text:p>
      <text:p text:style-name="P30">============================================================</text:p>
      <text:p text:style-name="P21"><text:span text:style-name="T26">- </text:span><text:span text:style-name="T20">**BeautifulSoup must be installed to parse the documents.</text:span></text:p>
      <text:p text:style-name="P31">- reuters_tag_attributes extract the attributes within the &lt;reuters&gt; tag where “newid” is retrieved to use as ID.</text:p>
      <text:p text:style-name="P21">- <text:span text:style-name="T28">Python’s regex library is used to parse the document_id without the escaped characters and whitespace.</text:span></text:p>
      <text:p text:style-name="P11"><text:span text:style-name="T22">- </text:span><text:span text:style-name="T23">str(text) is used to cast the iterable string to a normal string</text:span></text:p>
      <text:p text:style-name="P8"/>
      <text:p text:style-name="P17">Step #4 – <text:span text:style-name="T21">Tokenisation and m</text:span>aking all text lowercase</text:p>
      <text:p text:style-name="P17">(block-4-tokeniser.py)</text:p>
      <text:p text:style-name="P8"/>
      <text:p text:style-name="P8"/>
      <text:p text:style-name="P8"/>
      <text:p text:style-name="P8"/>
      <text:p text:style-name="P8"/>
      <text:p text:style-name="P17">Step #5 – Apply Porter Stemmer</text:p>
      <text:p text:style-name="P17">(block-5-stemmer.py)</text:p>
      <text:p text:style-name="P8"/>
      <text:p text:style-name="P8"/>
      <text:p text:style-name="P8"/>
      <text:p text:style-name="P8"/>
      <text:p text:style-name="P17">Step #6 – Given a list of stop words, remove those stop words from text.</text:p>
      <text:p text:style-name="P17">(block-6-stopwords-removal.py)</text:p>
      <text:p text:style-name="P2"><text:soft-page-break/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Avenir Next" svg:font-family="'Avenir Next'" style:font-pitch="variable"/>
    <style:font-face style:name="AndaleMono" svg:font-family="AndaleMon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25T10:35:03.152842894</meta:creation-date>
    <dc:date>2020-09-28T18:50:53.820603613</dc:date>
    <meta:editing-duration>PT3H45M57S</meta:editing-duration>
    <meta:editing-cycles>30</meta:editing-cycles>
    <meta:generator>LibreOffice/7.0.0.3$MacOSX_X86_64 LibreOffice_project/8061b3e9204bef6b321a21033174034a5e2ea88e</meta:generator>
    <meta:document-statistic meta:table-count="0" meta:image-count="0" meta:object-count="0" meta:page-count="3" meta:paragraph-count="55" meta:word-count="362" meta:character-count="2914" meta:non-whitespace-character-count="2601"/>
  </office:meta>
</office:document-meta>
</file>